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2" svg:font-family="'DejaVu Sans'" style:font-adornments="Normal" style:font-family-generic="swiss" style:font-pitch="variable"/>
    <style:font-face style:name="Lato" svg:font-family="Lato" style:font-adornments="Gras" style:font-pitch="variable"/>
    <style:font-face style:name="Lato1" svg:font-family="Lato" style:font-adornments="Normal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8.09cm" table:align="center" fo:background-color="transparent">
        <style:background-image/>
      </style:table-properties>
    </style:style>
    <style:style style:name="Tableau1.A" style:family="table-column">
      <style:table-column-properties style:column-width="4.681cm"/>
    </style:style>
    <style:style style:name="Tableau1.F" style:family="table-column">
      <style:table-column-properties style:column-width="4.683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background-color="#ffd7d7" fo:padding="0.097cm" fo:border="0.05pt solid #000000">
        <style:background-image/>
      </style:table-cell-properties>
    </style:style>
    <style:style style:name="Tableau1.A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text-properties style:font-name="DejaVu Sans" fo:font-size="10.5pt" fo:font-style="normal" officeooo:rsid="00249617" officeooo:paragraph-rsid="0024d642" style:font-size-asian="10.5pt" style:font-style-asian="normal" style:font-size-complex="10.5pt" style:font-style-complex="normal"/>
    </style:style>
    <style:style style:name="P2" style:family="paragraph" style:parent-style-name="Table_20_Contents">
      <style:text-properties style:font-name="DejaVu Sans" fo:font-size="10.5pt" fo:font-style="normal" officeooo:rsid="0036d955" officeooo:paragraph-rsid="0036d955" style:font-size-asian="10.5pt" style:font-style-asian="normal" style:font-size-complex="10.5pt" style:font-style-complex="normal"/>
    </style:style>
    <style:style style:name="P3" style:family="paragraph" style:parent-style-name="Table_20_Contents"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Table_20_Contents">
      <style:text-properties style:font-name="DejaVu Sans" fo:font-size="10.5pt" fo:font-style="normal" officeooo:rsid="00384def" officeooo:paragraph-rsid="00384def" style:font-size-asian="10.5pt" style:font-style-asian="normal" style:font-size-complex="10.5pt" style:font-style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DejaVu Sans" fo:font-size="10.5pt" fo:font-style="normal" officeooo:paragraph-rsid="00418304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DejaVu Sans" fo:font-size="10.5pt" fo:font-style="normal" officeooo:paragraph-rsid="003ec2e2" fo:background-color="transparent" style:font-size-asian="10.5pt" style:font-style-asian="normal" style:font-size-complex="10.5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0.5pt" fo:font-style="normal" fo:font-weight="bold" officeooo:rsid="002d188b" officeooo:paragraph-rsid="002d188b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c9211e" loext:opacity="100%" style:font-name="DejaVu Sans" fo:font-size="10.5pt" fo:font-style="normal" fo:font-weight="bold" officeooo:rsid="002d188b" officeooo:paragraph-rsid="002d188b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DejaVu Sans" fo:font-size="10.5pt" officeooo:rsid="0041f68f" officeooo:paragraph-rsid="0041f68f" style:font-size-asian="9.14999961853027pt" style:font-size-complex="10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384def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422e4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DejaVu Sans" fo:font-size="10.5pt" fo:font-style="normal" officeooo:paragraph-rsid="003ec2e2" fo:background-color="transparent" style:font-size-asian="10.5pt" style:font-style-asian="normal" style:font-size-complex="10.5pt" style:font-style-complex="normal"/>
    </style:style>
    <style:style style:name="P14" style:family="paragraph" style:parent-style-name="Table_20_Contents">
      <style:text-properties style:font-name="DejaVu Sans" fo:font-size="10.5pt" fo:font-style="normal" officeooo:rsid="0036d955" officeooo:paragraph-rsid="0036d955" style:font-size-asian="10.5pt" style:font-style-asian="normal" style:font-size-complex="10.5pt" style:font-style-complex="normal"/>
    </style:style>
    <style:style style:name="P15" style:family="paragraph" style:parent-style-name="Table_20_Contents"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16" style:family="paragraph" style:parent-style-name="Table_20_Contents">
      <style:text-properties style:font-name="DejaVu Sans" fo:font-size="10.5pt" fo:font-style="normal" officeooo:rsid="0041f68f" officeooo:paragraph-rsid="0041f68f" style:font-size-asian="10.5pt" style:font-style-asian="normal" style:font-size-complex="10.5pt" style:font-style-complex="normal"/>
    </style:style>
    <style:style style:name="P17" style:family="paragraph" style:parent-style-name="Table_20_Contents">
      <style:text-properties style:font-name="DejaVu Sans" fo:font-size="10.5pt" fo:font-style="normal" officeooo:rsid="00384def" officeooo:paragraph-rsid="00384def" style:font-size-asian="10.5pt" style:font-style-asian="normal" style:font-size-complex="10.5pt" style:font-style-complex="normal"/>
    </style:style>
    <style:style style:name="P1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DejaVu Sans" fo:font-size="10.5pt" fo:font-style="normal" officeooo:rsid="00456317" officeooo:paragraph-rsid="00456317" style:font-size-asian="10.5pt" style:font-style-asian="normal" style:font-size-complex="10.5pt" style:font-style-complex="normal"/>
    </style:style>
    <style:style style:name="P1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DejaVu Sans" fo:font-size="10.5pt" fo:font-style="normal" officeooo:rsid="004885f8" officeooo:paragraph-rsid="004885f8" style:font-size-asian="10.5pt" style:font-style-asian="normal" style:font-size-complex="10.5pt" style:font-style-complex="normal"/>
    </style:style>
    <style:style style:name="P20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DejaVu Sans" fo:font-size="10.5pt" fo:font-style="normal" officeooo:rsid="004babf5" officeooo:paragraph-rsid="004babf5" style:font-size-asian="10.5pt" style:font-style-asian="normal" style:font-size-complex="10.5pt" style:font-style-complex="normal"/>
    </style:style>
    <style:style style:name="P2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DejaVu Sans" fo:font-size="10.5pt" fo:font-style="normal" officeooo:rsid="004e5be6" officeooo:paragraph-rsid="004e5be6" style:font-size-asian="10.5pt" style:font-style-asian="normal" style:font-size-complex="10.5pt" style:font-style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DejaVu Sans" fo:font-size="10.5pt" fo:font-style="normal" officeooo:rsid="00422e4d" officeooo:paragraph-rsid="00422e4d" fo:background-color="transparent" style:font-size-asian="10.5pt" style:font-style-asian="normal" style:font-size-complex="10.5pt" style:font-style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DejaVu Sans" fo:font-size="10.5pt" fo:font-style="normal" officeooo:paragraph-rsid="00422e4d" fo:background-color="transparent" style:font-size-asian="10.5pt" style:font-style-asian="normal" style:font-size-complex="10.5pt" style:font-style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DejaVu Sans" fo:font-size="10.5pt" fo:font-style="normal" officeooo:paragraph-rsid="003d6228" fo:background-color="transparent" style:font-size-asian="10.5pt" style:font-style-asian="normal" style:font-size-complex="10.5pt" style:font-style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4302c1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3c1d9d"/>
    </style:style>
    <style:style style:name="T1" style:family="text"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T2" style:family="text">
      <style:text-properties style:font-name="DejaVu Sans" fo:font-size="10.5pt" fo:font-style="normal" officeooo:rsid="004302c1" style:font-size-asian="10.5pt" style:font-style-asian="normal" style:font-size-complex="10.5pt" style:font-style-complex="normal"/>
    </style:style>
    <style:style style:name="T3" style:family="text">
      <style:text-properties style:font-name="DejaVu Sans" fo:font-size="10.5pt" fo:font-style="normal" fo:background-color="transparent" loext:char-shading-value="0" style:font-size-asian="10.5pt" style:font-style-asian="normal" style:font-size-complex="10.5pt" style:font-style-complex="normal"/>
    </style:style>
    <style:style style:name="T4" style:family="text">
      <style:text-properties style:font-name="DejaVu Sans" fo:font-size="10.5pt" fo:font-style="normal" officeooo:rsid="003c1d9d" fo:background-color="transparent" loext:char-shading-value="0" style:font-size-asian="10.5pt" style:font-style-asian="normal" style:font-size-complex="10.5pt" style:font-style-complex="normal"/>
    </style:style>
    <style:style style:name="T5" style:family="text">
      <style:text-properties style:font-name="DejaVu Sans" fo:font-size="10.5pt" fo:font-style="normal" officeooo:rsid="00410f2b" fo:background-color="transparent" loext:char-shading-value="0" style:font-size-asian="10.5pt" style:font-style-asian="normal" style:font-size-complex="10.5pt" style:font-style-complex="normal"/>
    </style:style>
    <style:style style:name="T6" style:family="text">
      <style:text-properties style:font-name="DejaVu Sans" fo:font-size="10.5pt" fo:font-style="normal" officeooo:rsid="0046ff69" fo:background-color="transparent" loext:char-shading-value="0" style:font-size-asian="10.5pt" style:font-style-asian="normal" style:font-size-complex="10.5pt" style:font-style-complex="normal"/>
    </style:style>
    <style:style style:name="T7" style:family="text">
      <style:text-properties style:font-name="DejaVu Sans" fo:font-size="10.5pt" fo:font-style="normal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style:font-name="DejaVu Sans" fo:font-size="10.5pt" fo:font-style="normal" fo:font-weight="normal" officeooo:rsid="00422e4d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officeooo:rsid="00426d96"/>
    </style:style>
    <style:style style:name="T10" style:family="text">
      <style:text-properties officeooo:rsid="004d59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x="-1.478cm" svg:y="-1.462cm" svg:width="2.275cm" svg:height="0.794cm" draw:z-index="0"><draw:image xlink:href="Pictures/10000000000000560000001EC7A902C5CA082181.png" xlink:type="simple" xlink:show="embed" xlink:actuate="onLoad" draw:mime-type="image/png"/></draw:frame>SYNTHÈSE : NUMÉRIQUE ET DÉMOCRATIE</text:p>
      <text:p text:style-name="Subtitle"><text:span text:style-name="Emphasis"><text:span text:style-name="T1">Tableau de confrontation</text:span></text:span></text:p>
      <table:table table:name="Tableau1" table:style-name="Tableau1">
        <table:table-column table:style-name="Tableau1.A" table:number-columns-repeated="5"/>
        <table:table-column table:style-name="Tableau1.F"/>
        <table:table-row table:style-name="Tableau1.1">
          <table:table-cell table:style-name="Tableau1.A1" office:value-type="string">
            <text:p text:style-name="P8">Document 1</text:p>
          </table:table-cell>
          <table:table-cell table:style-name="Tableau1.A1" office:value-type="string">
            <text:p text:style-name="P8">Document 2</text:p>
          </table:table-cell>
          <table:table-cell table:style-name="Tableau1.A1" office:value-type="string">
            <text:p text:style-name="P8">Document 3</text:p>
          </table:table-cell>
          <table:table-cell table:style-name="Tableau1.A1" office:value-type="string">
            <text:p text:style-name="P8">Document 4</text:p>
          </table:table-cell>
          <table:table-cell table:style-name="Tableau1.A1" office:value-type="string">
            <text:p text:style-name="P8">Document 5</text:p>
          </table:table-cell>
          <table:table-cell table:style-name="Tableau1.F1" office:value-type="string">
            <text:p text:style-name="P9">Pistes de réflexion</text:p>
          </table:table-cell>
        </table:table-row>
        <table:table-row table:style-name="Tableau1.1">
          <table:table-cell table:style-name="Tableau1.A2" office:value-type="string">
            <text:p text:style-name="P2">Internet et réseaux</text:p>
            <text:p text:style-name="P2">sociaux = machines à</text:p>
            <text:p text:style-name="P2">enfermer dans ses</text:p>
            <text:p text:style-name="P2">propres certitudes :</text:p>
            <text:p text:style-name="P2">renforcement</text:p>
            <text:p text:style-name="P2">– du biais de</text:p>
            <text:p text:style-name="P2">confirmation</text:p>
            <text:p text:style-name="P2">– de l’homophilie (effet</text:p>
            <text:p text:style-name="P2">de groupe)</text:p>
            <text:p text:style-name="P2">– polarisation renforcée</text:p>
            <text:p text:style-name="P2">par les bulles de filtre</text:p>
            <text:p text:style-name="P2">→ Cet enfermement est</text:p>
            <text:p text:style-name="P2">une impasse</text:p>
            <text:p text:style-name="P2">démocratique</text:p>
          </table:table-cell>
          <table:table-cell table:style-name="Tableau1.A2" office:value-type="string">
            <text:p text:style-name="P3">Internet considéré</text:p>
            <text:p text:style-name="P3">comme un outil</text:p>
            <text:p text:style-name="P3">favorisant le</text:p>
            <text:p text:style-name="P3">développement de la</text:p>
            <text:p text:style-name="P3">société civile</text:p>
            <text:p text:style-name="P3">→ outil pour prendre la</text:p>
            <text:p text:style-name="P3">mesure de l’état de</text:p>
            <text:p text:style-name="P3">l’opinion par le pouvoir</text:p>
          </table:table-cell>
          <table:table-cell table:style-name="Tableau1.A2" office:value-type="string">
            <text:p text:style-name="P16">Quand le numérique devient grand public, il peut avoir un impact positif sur la politique et développer la démocratie et/ou rendre les sociétés plus ouvertes</text:p>
          </table:table-cell>
          <table:table-cell table:style-name="Tableau1.A2" office:value-type="string">
            <text:p text:style-name="P10">Idéal initial du Web : « rassembler les gens et rendre les connaissances librement disponibles » revendiquant une liberté et une égalié absolues pour ce nouvel « espace social global »</text:p>
            <text:p text:style-name="P10">Mais actuellement, le Web entraîne des coûts inacceptables il est</text:p>
            <text:p text:style-name="P10">source de nouvelles menaces pour la</text:p>
            <text:p text:style-name="P10">démocratie</text:p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19">A la base internet ⇒ rassembler les gens + permet de développer la société + peut avoir un impact positif sur la politique. </text:p>
            <text:p text:style-name="P19"/>
            <text:p text:style-name="P19">Mais internet + RS créer des bulles de filtres ⇒ Empêche ce qui a été dit plus haut.</text:p>
          </table:table-cell>
        </table:table-row>
        <table:table-row table:style-name="Tableau1.1">
          <table:table-cell table:style-name="Tableau1.A3" office:value-type="string">
            <text:p text:style-name="P2">À long terme, il est</text:p>
            <text:p text:style-name="P2">possible de renverser la</text:p>
            <text:p text:style-name="P2">polarisation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L’industrie de l’influence</text:p>
            <text:p text:style-name="P3">tend à modifier le</text:p>
            <text:p text:style-name="P3">comportement des</text:p>
            <text:p text:style-name="P3">internautes en récoltant</text:p>
            <text:p text:style-name="P3">et en croisant leurs</text:p>
            <text:p text:style-name="P3">données, que ce soit</text:p>
            <text:p text:style-name="P3">dans un but publicitaire</text:p>
            <text:p text:style-name="P3">ou, beaucoup plus grave,</text:p>
            <text:p text:style-name="P3">dans un but électoral</text:p>
          </table:table-cell>
          <table:table-cell table:style-name="Tableau1.F3" office:value-type="string">
            <text:p text:style-name="P18">Avec le temps ⇒ la récolte et le croisement de donnée ⇒ polarisation totale de la société </text:p>
          </table:table-cell>
        </table:table-row>
        <table:table-row table:style-name="Tableau1.1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5">En Chine le « Grand firewall » isolent la population des influences étrangères sur internet.</text:p>
            <text:p text:style-name="P5">Pour censurer</text:p>
            <text:p text:style-name="P5">Internet, trois leviers :</text:p>
            <text:p text:style-name="P5"><text:soft-page-break/>fear, friction, flooding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dès 2009, tentation</text:p>
            <text:p text:style-name="P3">forte des pouvoirs</text:p>
            <text:p text:style-name="P3">publics de contrôler</text:p>
            <text:p text:style-name="P3">davantage le Web dans</text:p>
            <text:p text:style-name="P3">les démocraties et pire</text:p>
            <text:p text:style-name="P3">encore dans les</text:p>
            <text:p text:style-name="P3">dictatures</text:p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18">Les dictatures et régimes totalitaires ⇒ contrôle massif d’internet afin de filtrer ce que peut savoir le peuple</text:p>
          </table:table-cell>
        </table:table-row>
        <table:table-row table:style-name="Tableau1.1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11"><text:span text:style-name="Emphasis"><text:span text:style-name="T7">« </text:span></text:span><text:span text:style-name="Emphasis"><text:span text:style-name="T8">Système de crédit social », rendu possible grâce au big data, à la reconnaissance faciale</text:span></text:span></text:p>
            <text:p text:style-name="P12"><text:span text:style-name="Emphasis"><text:span text:style-name="T8">⇒ « cloud policier » pour renforcer surveillance et prédiction</text:span></text:span></text:p>
            <text:p text:style-name="P12"><text:span text:style-name="Emphasis"><text:span text:style-name="T8">⇒ L’autoritarisme assisté par l’IA = totalitarisme numérique visant à faire advenir un home nouveau, parfaitement controlé</text:span></text:span></text:p>
          </table:table-cell>
          <table:table-cell table:style-name="Tableau1.A3" office:value-type="string">
            <text:p text:style-name="P22">Les médias sociaux redonnent un certain pouvoir aux citoyens, mais la technologie ne fait rien, ce sont les gens qui font des choix quant à la manière dont ils utilisent la technologie et dont ils l’intègrent dans leur vie personnelle et politiques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3">Par ailleurs, le logiciel de surveillance Pegasus vendu à des forces de l’ordre et à des agences de renseignement permet en Afrique aussi d’espionner des défenseurs de droits de l’homme et des journalistes.</text:p>
          </table:table-cell>
          <table:table-cell table:style-name="Tableau1.F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Conflits, contradictions</text:p>
            <text:p text:style-name="P3">et enjeux de pouvoir se</text:p>
            <text:p text:style-name="P3">nichant entre les</text:p>
            <text:p text:style-name="P3">aspirations – voire les</text:p>
            <text:p text:style-name="P3">révolutions –</text:p>
            <text:p text:style-name="P3">engendrées par les</text:p>
            <text:p text:style-name="P3">nouvelles technologies,</text:p>
            <text:p text:style-name="P3">et leurs interactions</text:p>
            <text:p text:style-name="P3">avec les pratiques et</text:p>
            <text:p text:style-name="P3">réalités de la sphère</text:p>
            <text:p text:style-name="P3">politiqu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18">Les nouvelles technologies permettent au peuple de se révolter face aux interdictions lié à internet</text:p>
          </table:table-cell>
        </table:table-row>
        <table:table-row table:style-name="Tableau1.1"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3">Si on ne comprend pas</text:p>
            <text:p text:style-name="P3">ce qui existe dans la</text:p>
            <text:p text:style-name="P3">sphère publique, on ne</text:p>
            <text:p text:style-name="P3">peut pas comprendre</text:p>
            <text:p text:style-name="P3">pourquoi une même</text:p>
            <text:p text:style-name="P3">plateforme peut avoir</text:p>
            <text:p text:style-name="P3">des effets complètement</text:p>
            <text:p text:style-name="P3">différents dans les</text:p>
            <text:p text:style-name="P3">sociétés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24">Dans de nombreux endroits d’Afrique subsaharienne, où l’accès à Internet et aux médias sociaux est faible, le rôle des rassemblements, des panneaux d’affichage <text:span text:style-name="T9">et d</text:span>es interactions personnelles demeure <text:soft-page-break/>important. Mais cela ne minimise pas pour autant le rôle d’Internet</text:p>
          </table:table-cell>
          <table:table-cell table:style-name="Tableau1.F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5">impossible de créer un</text:p>
            <text:p text:style-name="P5">mouvement basé</text:p>
            <text:p text:style-name="P5">uniquement sur le</text:p>
            <text:p text:style-name="P5">numériqu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18">La politique ne peut pas être basé que sur le numérique</text:p>
          </table:table-cell>
        </table:table-row>
        <table:table-row table:style-name="Tableau1.1"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Internet et les réseaux</text:p>
            <text:p text:style-name="P3">sociaux peuvent poser</text:p>
            <text:p text:style-name="P3">des problèmes</text:p>
            <text:p text:style-name="P3">démocratiques : la</text:p>
            <text:p text:style-name="P3">montée et la diffusion</text:p>
            <text:p text:style-name="P3">des discours de haine</text:p>
            <text:p text:style-name="P3">qui peuvent conduire à</text:p>
            <text:p text:style-name="P3">la violence peut se faire</text:p>
            <text:p text:style-name="P3">de façon anonyme</text:p>
          </table:table-cell>
          <table:table-cell table:style-name="Tableau1.A3" office:value-type="string">
            <text:p text:style-name="P25"><text:span text:style-name="Emphasis"><text:span text:style-name="T1">Dès 2010, critique par Tim Berners-Lee du poids des géants du Net et du contrôle exercé par les grandes plateformes du Net </text:span></text:span><text:span text:style-name="Emphasis"><text:span text:style-name="T2">concernant les idées et opinions vues et partagées </text:span></text:span></text:p>
            <text:p text:style-name="P25"><text:span text:style-name="Emphasis"><text:span text:style-name="T2">+ La concentration du pourquoi dans les mains si peu d’entreprises a permis de faire du Web une armes à grande échelle : tensions sociales attisées, élections influencées, innombrables données personnelles volées. Or, la question des données personnelle n’est pas un problème d’intimité. C’est un enjeu de liberté collective</text:span></text:span></text:p>
          </table:table-cell>
          <table:table-cell table:style-name="Tableau1.A3" office:value-type="string">
            <text:p text:style-name="P26"><text:span text:style-name="T4">F</text:span><text:span text:style-name="T3">acebook se retrouve au cœur de cette propagande, pour avoir permis à Cambridge Analytica d’aspirer des millions de données personnelles de ses utilisateurs, d’établir leur profil, en recoupant leurs go</text:span><text:span text:style-name="T5">u</text:span><text:span text:style-name="T3">ts, leurs habitudes, etc. Et </text:span><text:span text:style-name="Emphasis"><text:span text:style-name="T3">in fine</text:span></text:span><text:span text:style-name="T3">, de cibler les indécis lors des scrutins électoraux et de peser sur leur vote</text:span></text:p>
          </table:table-cell>
          <table:table-cell table:style-name="Tableau1.F3" office:value-type="string">
            <text:p text:style-name="P20">Internet + RS peuvent poser des problèmes démocratiques ⇒ Si monopole est présent. Facebook <text:span text:style-name="T10">a</text:span> permit à Cambridge Analytica de collecter de nombreuse<text:span text:style-name="T10">s</text:span> données.</text:p>
          </table:table-cell>
        </table:table-row>
        <table:table-row table:style-name="Tableau1.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Le modèle économique</text:p>
            <text:p text:style-name="P3">des géants du Net =</text:p>
            <text:p text:style-name="P3">monétisation des</text:p>
            <text:p text:style-name="P3"><text:soft-page-break/>données personnelles</text:p>
            <text:p text:style-name="P3">+ en faveur d’un Web</text:p>
            <text:p text:style-name="P3">centralisé et fermé</text:p>
          </table:table-cell>
          <table:table-cell table:style-name="Tableau1.A2" office:value-type="string">
            <text:p text:style-name="P26"><text:span text:style-name="T3">Protéger les données personnelles des citoyens passe par des </text:span><text:soft-page-break/><text:span text:style-name="T3">approches diverses, dans le champ du droit, des médias, des experts en technologie et des </text:span><text:span text:style-name="T6">c</text:span><text:span text:style-name="T3">itoyens.</text:span></text:p>
          </table:table-cell>
          <table:table-cell table:style-name="Tableau1.F2" office:value-type="string">
            <text:p text:style-name="P21">Les géants du Net vendent les données personnelles ⇒ permet <text:soft-page-break/>un modèle économique viable. </text:p>
            <text:p text:style-name="P21"/>
            <text:p text:style-name="P21">Mais ⇒ citoyens doivent protéger leur données </text:p>
          </table:table-cell>
        </table:table-row>
        <table:table-row table:style-name="Tableau1.1"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Contrat pour le Web</text:p>
            <text:p text:style-name="P3">créé par son inventeur</text:p>
            <text:p text:style-name="P3">en 2019, signé par des</text:p>
            <text:p text:style-name="P3">gouvernements et les</text:p>
            <text:p text:style-name="P3">géants du Net, malgré le</text:p>
            <text:p text:style-name="P3">fait qu’ils font partie au</text:p>
            <text:p text:style-name="P3">problème, car « nous</text:p>
            <text:p text:style-name="P3">pourrions nous retrouver</text:p>
            <text:p text:style-name="P3">avec une dystopie</text:p>
            <text:p text:style-name="P3">numérique si nous ne</text:p>
            <text:p text:style-name="P3">changeons pas les</text:p>
            <text:p text:style-name="P3">choses »</text:p>
          </table:table-cell>
          <table:table-cell table:style-name="Tableau1.A3" office:value-type="string">
            <text:p text:style-name="P7">Il faudrait qu’il y ait un</text:p>
            <text:p text:style-name="P7"><text:s/>changement dans</text:p>
            <text:p text:style-name="P7"><text:s/>l’orientation des</text:p>
            <text:p text:style-name="P7"><text:s/>investissements, de</text:p>
            <text:p text:style-name="P7"><text:s/>façon à ce que les</text:p>
            <text:p text:style-name="P7">chercheurs universitaires et indépendants d’Afrique subsaharienne puissent suivre l’utilisation des données tout au long du processus électoral,</text:p>
          </table:table-cell>
          <table:table-cell table:style-name="Tableau1.F3" office:value-type="string">
            <text:p text:style-name="P4"/>
          </table:table-cell>
        </table:table-row>
      </table:table>
      <text:p text:style-name="Text_20_body"><text:span text:style-name="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2" svg:font-family="'DejaVu Sans'" style:font-adornments="Normal" style:font-family-generic="swiss" style:font-pitch="variable"/>
    <style:font-face style:name="Lato" svg:font-family="Lato" style:font-adornments="Gras" style:font-pitch="variable"/>
    <style:font-face style:name="Lato1" svg:font-family="Lato" style:font-adornments="Normal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1.401cm" style:auto-text-indent="false" style:page-number="auto"/>
      <style:text-properties style:font-name="Lato1" fo:font-family="Lato" style:font-style-name="Normal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style:font-style-name="Gras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DejaVu Sans2" fo:font-family="'DejaVu Sans'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.5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2c" loext:opacity="100%" style:font-name="DejaVu Sans1" fo:font-family="'DejaVu Sans'" style:font-style-name="Gras" style:font-family-generic="swiss" style:font-pitch="variable" fo:font-size="24pt" fo:font-style="normal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.101cm" style:contextual-spacing="false" fo:text-indent="-0.598cm" style:auto-text-indent="false" style:page-number="auto" text:number-lines="false" text:line-number="0"/>
      <style:text-properties fo:font-size="10.5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199cm" style:contextual-spacing="false" style:page-number="auto" fo:padding="0.049cm" fo:border-left="none" fo:border-right="none" fo:border-top="none" fo:border-bottom="1.3pt solid #171668">
        <style:tab-stops/>
      </style:paragraph-properties>
      <style:text-properties fo:color="#000058" loext:opacity="100%" style:font-name="Lato" fo:font-family="Lato" style:font-style-name="Gra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5cm" fo:margin-bottom="0.109cm" style:contextual-spacing="false" fo:text-indent="0.4cm" style:auto-text-indent="false" style:page-number="auto"/>
      <style:text-properties fo:color="#000084" loext:opacity="100%" style:font-name="Lato" fo:font-family="Lato" style:font-style-name="Gras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55cm" fo:margin-bottom="0.101cm" style:contextual-spacing="false" fo:text-indent="0.801cm" style:auto-text-indent="false"/>
      <style:text-properties fo:color="#0000b0" loext:opacity="100%" style:font-name="Lato" fo:font-family="Lato" style:font-style-name="Gras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5cm" fo:margin-bottom="0.109cm" style:contextual-spacing="false" fo:text-indent="1.3cm" style:auto-text-indent="false" style:page-number="auto"/>
      <style:text-properties fo:color="#0000dc" loext:opacity="100%" style:font-name="Lato" fo:font-family="Lato" style:font-style-name="Gras" style:font-pitch="variable" fo:font-size="13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text:number-lines="false" text:line-number="0"/>
      <style:text-properties style:font-name="DejaVu Sans2" fo:font-family="'DejaVu Sans'" style:font-style-name="Normal" style:font-family-generic="swiss" style:font-pitch="variable" fo:font-size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22cm" fo:margin-bottom="0.21cm" style:contextual-spacing="false" fo:text-align="center" style:justify-single-word="false" fo:text-indent="0cm" style:auto-text-indent="false" style:page-number="auto" text:number-lines="false" text:line-number="0"/>
      <style:text-properties fo:color="#14155e" loext:opacity="100%" style:font-name="Linux Biolinum O" fo:font-family="'Linux Biolinum O'" style:font-style-name="Gra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ato" fo:font-family="Lato" style:font-style-name="Gras" style:font-pitch="variable" fo:font-size="11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ato1" fo:font-family="Lato" style:font-style-name="Normal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ato1" fo:font-family="Lato" style:font-style-name="Normal" style:font-pitch="variable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ato1" fo:font-family="Lato" style:font-style-name="Normal" style:font-pitch="variable" fo:font-size="10pt"/>
    </style:style>
    <style:style style:name="Subtitle" style:family="paragraph" style:parent-style-name="Heading" style:next-style-name="Text_20_body" style:class="chapter">
      <style:paragraph-properties fo:margin-left="0cm" fo:margin-right="0cm" fo:margin-top="0.106cm" fo:margin-bottom="0.212cm" style:contextual-spacing="false" fo:text-align="center" style:justify-single-word="false" fo:text-indent="0cm" style:auto-text-indent="false"/>
      <style:text-properties fo:color="#000058" loext:opacity="100%" style:font-name="DejaVu Sans1" fo:font-family="'DejaVu Sans'" style:font-style-name="Gras" style:font-family-generic="swiss" style:font-pitch="variable" fo:font-size="22pt" fo:font-weight="bold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/<text:page-count>4</text:page-count></text:p>
      </style:footer>
    </style:master-page>
    <style:master-page style:name="Landscape" style:page-layout-name="Mpm2" draw:style-name="Mdp1">
      <style:footer>
        <text:p text:style-name="Footer"><text:page-number text:select-page="current">0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14:55.751489262</meta:creation-date>
    <dc:title>Cours_Lato</dc:title>
    <meta:editing-duration>PT3H10M25S</meta:editing-duration>
    <meta:editing-cycles>35</meta:editing-cycles>
    <meta:generator>LibreOffice/7.4.4.2$Linux_X86_64 LibreOffice_project/40$Build-2</meta:generator>
    <dc:date>2023-02-27T14:58:02.709545992</dc:date>
    <meta:document-statistic meta:table-count="1" meta:image-count="1" meta:object-count="0" meta:page-count="4" meta:paragraph-count="136" meta:word-count="905" meta:character-count="5549" meta:non-whitespace-character-count="4766"/>
    <meta:template xlink:type="simple" xlink:actuate="onRequest" xlink:title="Cours_Lato" xlink:href="../../../../../../../../../.config/libreoffice/4/user/template/Cours_Lato.ott" meta:date="2021-02-22T08:14:55.006445925"/>
  </office:meta>
</office:document-meta>
</file>